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MvcStompWebSocketEndpointRegistrationTests.handshakeHandlerAnd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MvcStompWebSocketEndpointRegistrationTests.allowedOrig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MvcStompWebSocketEndpointRegistrationTests.handshakeHandlerInterceptorWithSockJs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ebMvcStompWebSocketEndpointRegistrationTests.minimal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MvcStompWebSocketEndpointRegistrationTests.disableCorsWithSockJs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MvcStompWebSocketEndpointRegistrationTests.handshakeHandlerInterceptorWithSockJsServiceAndAllowedOrig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WebMvcStompWebSocketEndpointRegistrationTests.same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MvcStompWebSocketEndpointRegistrationTests.allowedOrigin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ebMvcStompWebSocketEndpointRegistrationTests.allowedOriginsWithSockJs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ebMvcStompWebSocketEndpointRegistrationTests.handshakeHandlerAndInterceptorWithAllowedOrig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